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Times" fo:font-size="12.0pt" fo:color="#0000e9"/>
    </style:style>
    <style:style style:name="T1" style:family="text">
      <style:text-properties style:font-name="Helvetica" fo:color="#000000"/>
    </style:style>
    <style:style style:name="T2" style:family="text">
      <style:text-properties style:text-underline-style="solid" style:text-underline-color="#0000e9" fo:letter-spacing="0.0000in"/>
    </style:style>
    <style:style style:name="TableColumn1" style:family="table-column">
      <style:table-column-properties style:column-width="3.4625in" style:rel-column-width="32767*"/>
    </style:style>
  </office:automatic-styles>
  <office:body>
    <office:text>
      <text:p text:style-name="P1">Màn hình MainActivity: Nhập sdt nhấn Continue chuyển qua màn hình 2</text:p>
      <text:p text:style-name="P1">Màn hình 2: Nhận OTP và tự động đăng nhập -&gt; chuyển qua màn hình 3</text:p>
      <text:p text:style-name="P1"><text:s text:c="20"/>Người dùng nhập OTP vì sdt là của máy khác -&gt; nhấn SignIn -&gt; chuyển qua mh 3</text:p>
      <text:p text:style-name="P1">Màn hình 3: Nhấn Button Logout quay lại màn hình 1</text:p>
      <text:p text:style-name="P2"><text:span text:style-name="T1">Link Firebase: </text:span><text:a xlink:type="simple" xlink:href="https://console.firebase.google.com/u/0/project/sroom-7e9db/overview"><text:span text:style-name="T2">https://console.firebase.google.com/u/0/project/sroom-7e9db/overview</text:span></text:a></text:p>
      <text:p text:style-name="P1"/>
      <text:p text:style-name="P1">Giờ còn test xem OTP có gửi về không, và khi OTP gửi về thì tính năng tự động đăng nhập hoạt động không và khi đã nhận được OTP và nhập OTP bằng tay, nhấn SingIn có hoạt động không, xử lý nút sendback để gửi lại OT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6</meta:generator>
  </office:meta>
</office:document-meta>
</file>